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21000000254B32C74D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XB Tabriz'" style:font-pitch="variable" fo:font-size="8pt" style:font-size-asian="8pt" style:font-size-complex="8pt"/>
    </style:style>
    <style:style style:name="P3" style:family="paragraph">
      <style:paragraph-properties fo:text-align="center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3.735cm" svg:height="0.775cm" svg:x="2.283cm" svg:y="2.026cm">
          <draw:image xlink:href="Pictures/2000000200000121000000254B32C74D.eps" xlink:type="simple" xlink:show="embed" xlink:actuate="onLoad">
            <text:p/>
          </draw:image>
          <draw:glue-point draw:id="4" svg:x="-2.567cm" svg:y="0.077cm"/>
          <draw:glue-point draw:id="5" svg:x="2.653cm" svg:y="-0.309cm"/>
        </draw:frame>
        <draw:frame draw:style-name="gr2" draw:text-style-name="P3" xml:id="id3" draw:id="id3" draw:layer="layout" svg:width="2.001cm" svg:height="1.586cm" svg:x="5.776cm" svg:y="0.286cm">
          <draw:text-box>
            <text:p text:style-name="P2"><text:span text:style-name="T1">کنارہِ اترائی</text:span></text:p>
            <text:p text:style-name="P2"><text:span text:style-name="T1">یا</text:span><text:span text:style-name="T1"> </text:span></text:p>
            <text:p text:style-name="P2"><text:span text:style-name="T1">منفی جاتا کنارہ</text:span></text:p>
          </draw:text-box>
          <draw:glue-point draw:id="4" svg:x="-2.944cm" svg:y="-2.079cm"/>
        </draw:frame>
        <draw:frame draw:style-name="gr2" draw:text-style-name="P3" xml:id="id1" draw:id="id1" draw:layer="layout" svg:width="2.115cm" svg:height="1.586cm" svg:x="0.364cm" svg:y="0.317cm">
          <draw:text-box>
            <text:p text:style-name="P2"><text:span text:style-name="T1">کنارہِ چڑھائی</text:span></text:p>
            <text:p text:style-name="P2"><text:span text:style-name="T1">یا</text:span></text:p>
            <text:p text:style-name="P2"><text:span text:style-name="T1"><text:s/></text:span><text:span text:style-name="T1">مثبت جاتا کنارہ</text:span></text:p>
          </draw:text-box>
        </draw:frame>
        <draw:connector draw:style-name="gr3" draw:text-style-name="P4" draw:layer="layout" draw:type="curve" draw:line-skew="-0.997cm" svg:x1="1.421cm" svg:y1="1.903cm" svg:x2="3.192cm" svg:y2="2.418cm" draw:start-shape="id1" draw:start-glue-point="2" draw:end-shape="id2" draw:end-glue-point="4" svg:d="m1421 1903c0 601 1771 344 1771 515">
          <text:p/>
        </draw:connector>
        <draw:connector draw:style-name="gr3" draw:text-style-name="P4" draw:layer="layout" draw:type="curve" draw:line-skew="-0.299cm -1.745cm 2.649cm" svg:x1="6.776cm" svg:y1="1.872cm" svg:x2="5.14cm" svg:y2="2.39cm" draw:start-shape="id3" draw:start-glue-point="2" draw:end-shape="id2" draw:end-glue-point="5" svg:d="m6776 1872c0 301-244 201-244 382s-1392 203-1392 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19T16:06:24</dc:date>
    <dc:creator>kkk </dc:creator>
    <meta:document-statistic meta:object-count="5"/>
    <meta:generator>LibreOffice/3.3$Linux LibreOffice_project/330m19$Build-401</meta:generator>
  </office:meta>
</office:document-meta>
</file>